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color="#000000" loext:opacity="100%" style:font-name="Cantarell" fo:font-size="10pt" style:font-size-asian="10pt" style:font-size-complex="10pt"/>
    </style:style>
    <style:style style:name="T1" style:family="text">
      <style:text-properties fo:font-variant="normal" fo:text-transform="none" fo:color="#b6aea1" loext:opacity="100%" style:font-name="Montserrat" fo:font-size="13.5pt" fo:letter-spacing="normal" fo:font-style="normal" fo:font-weight="normal"/>
    </style:style>
    <style:style style:name="T2" style:family="text">
      <style:text-properties fo:font-variant="normal" fo:text-transform="none" fo:color="#b6aea1" loext:opacity="100%" style:font-name="Montserrat" fo:font-size="13.5pt" fo:letter-spacing="normal" fo:font-style="normal" fo:font-weight="normal" loext:padding="0in" loext:border="none"/>
    </style:style>
    <style:style style:name="T3" style:family="text">
      <style:text-properties fo:font-variant="normal" fo:text-transform="none" fo:color="#b6aea1" loext:opacity="100%" fo:letter-spacing="normal"/>
    </style:style>
    <style:style style:name="T4" style:family="text">
      <style:text-properties fo:font-variant="normal" fo:text-transform="none" style:font-name="Montserrat" fo:font-size="13.5pt" fo:letter-spacing="normal" fo:font-style="normal" fo:font-weight="normal"/>
    </style:style>
    <style:style style:name="T5" style:family="text">
      <style:text-properties fo:font-variant="normal" fo:text-transform="none" style:font-name="Montserrat" fo:font-size="13.5pt" fo:letter-spacing="normal" fo:font-style="normal" fo:font-weight="normal" loext:padding="0in" loext:border="none"/>
    </style:style>
    <style:style style:name="T6" style:family="text">
      <style:text-properties fo:font-variant="normal" fo:text-transform="none" style:font-name="Montserrat" fo:letter-spacing="normal" fo:font-style="normal" fo:font-weight="normal"/>
    </style:style>
    <style:style style:name="T7" style:family="text">
      <style:text-properties fo:font-variant="normal" fo:text-transform="none" style:font-name="Montserrat" fo:letter-spacing="normal" fo:font-style="normal" fo:font-weight="normal" loext:padding="0in" loext:border="none"/>
    </style:style>
    <style:style style:name="T8" style:family="text">
      <style:text-properties fo:font-variant="normal" fo:text-transform="none" fo:letter-spacing="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loext:padding="0in" loext:border="none"/>
    </style:style>
    <style:style style:name="T11" style:family="text">
      <style:text-properties fo:font-variant="normal" fo:text-transform="none" fo:letter-spacing="normal" fo:font-style="normal" fo:font-weight="bold" style:font-weight-asian="bold" style:font-weight-complex="bold" loext:padding="0in" loext:border="none"/>
    </style:style>
    <style:style style:name="T12" style:family="text">
      <style:text-properties fo:font-variant="normal" fo:text-transform="none" fo:color="#0369a3" loext:opacity="100%" fo:letter-spacing="normal" fo:font-style="normal" fo:font-weight="normal"/>
    </style:style>
    <style:style style:name="T13" style:family="text">
      <style:text-properties fo:font-weight="bold" officeooo:rsid="0008ef67" style:font-weight-asian="bold" style:font-weight-complex="bold"/>
    </style:style>
    <style:style style:name="T14" style:family="text">
      <style:text-properties officeooo:rsid="0008ef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tab/><text:span text:style-name="T13">Chapter 5</text:span><text:span text:style-name="T14"> (Mr.Chips)</text:span></text:p>
      <text:p text:style-name="P1"><text:span text:style-name="T10">Q.1. What was Katherine's views about Chips' profession?</text:span><text:line-break/><text:span text:style-name="T11">Ans: </text:span><text:span text:style-name="T12">She liked being among boys. She was happy that Chips was a teacher and not a lawyer, a dentist or a broker or a big businessman. She liked the teaching profession because a teacher influences those who are going to matter to the world.</text:span><text:line-break/><text:line-break/><text:span text:style-name="T10">Q.2. Whee was Katherine married?</text:span><text:line-break/><text:span text:style-name="T10">Ans: </text:span><text:span text:style-name="T12">She had no parents. She was married from the house of an aunt in Ealing in London.</text:span><text:line-break/><text:line-break/><text:span text:style-name="T10">Q.3. What did Katherine say to Chips on the night before their wedding?</text:span><text:line-break/><text:span text:style-name="T10">Ans: </text:span><text:span text:style-name="T12">She said that she felt like a new boy beginning his first term with him. She asked if she should call him ”Sir” or “Mr. Chips”. He said 'Mr. Chips would be the right thing. Then she said, “Goodbye, Mr. Chips”</text:span><text:span text:style-name="T9">.</text:span><text:line-break/><text:line-break/><text:span text:style-name="T10">Q.4. How did Chips depreciate himself before his marriage?</text:span><text:line-break/><text:span text:style-name="T10">Ans: </text:span><text:span text:style-name="T12">Chips depreciated himself and his attainments before Katherine. He told her about his mediocre degree, occasional difficulties of discipline, the certainty that he would never get a promotion and his complete ineligibility to marry a young, ambitious girl.</text:span><text:line-break/><text:line-break/><text:span text:style-name="T10">Q.5. What different scenes did Mr. Chips remember on the eve of his wedding? Describe Chips’ marriage.</text:span><text:line-break/><text:span text:style-name="T10">Ans: </text:span><text:span text:style-name="T12">Mr. Chips on his way to the hotel, remembered, a handsome clop-clopping in the roadway, green pale gas lamps flickering on wet pavement, newsboys shouting something about South Africa and Sherlock Holmes in Baker Street.</text:span><text:line-break/><text:line-break/><text:span text:style-name="T10">Q.6. What were Katherine's views about Chips profession? OR Was Katherine happy with Chips being a teacher?</text:span><text:line-break/><text:span text:style-name="T10">Ans: </text:span><text:span text:style-name="T12">She liked being among boys. She was happy that Chips was a teacher and not a lawyer, a dentist or a broker o a big businessman. She liked the teaching profession because a teacher influences those who are going to matter to the worl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8T21:28:48.386512901</meta:creation-date>
    <dc:date>2021-03-08T21:35:45.397151959</dc:date>
    <meta:editing-duration>PT6M56S</meta:editing-duration>
    <meta:editing-cycles>2</meta:editing-cycles>
    <meta:generator>LibreOffice/7.1.1.2$Linux_X86_64 LibreOffice_project/10$Build-2</meta:generator>
    <meta:document-statistic meta:table-count="0" meta:image-count="0" meta:object-count="0" meta:page-count="1" meta:paragraph-count="2" meta:word-count="297" meta:character-count="1729" meta:non-whitespace-character-count="1428"/>
  </office:meta>
</office:document-meta>
</file>